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1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882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773cm"/>
    </style:style>
    <style:style style:name="co7" style:family="table-column">
      <style:table-column-properties fo:break-before="auto" style:column-width="0.82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SD</text:p>
          </table:table-cell>
          <table:covered-table-cell table:number-columns-repeated="4" office:value-type="string">
            <text:p>SD</text:p>
          </table:covered-table-cell>
          <table:table-cell table:number-columns-repeated="2"/>
          <table:table-cell table:style-name="ce1" office:value-type="string" table:number-columns-spanned="5" table:number-rows-spanned="1">
            <text:p>DR</text:p>
          </table:table-cell>
          <table:covered-table-cell table:number-columns-repeated="4" office:value-type="string">
            <text:p>DR</text:p>
          </table:covered-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5"/>
        </table:table-row>
        <table:table-row table:style-name="ro1">
          <table:table-cell office:value-type="string">
            <text:p>A – first audit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/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float" office:value="17">
            <text:p>17</text:p>
          </table:table-cell>
          <table:table-cell table:formula="oooc:=SUM([.C4:.G4])" office:value-type="float" office:value="316">
            <text:p>316</text:p>
          </table:table-cell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table:formula="oooc:=SUM([.J4:.N4])" office:value-type="float" office:value="49">
            <text:p>49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/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 office:value-type="float" office:value="113">
            <text:p>113</text:p>
          </table:table-cell>
          <table:table-cell office:value-type="float" office:value="15">
            <text:p>15</text:p>
          </table:table-cell>
          <table:table-cell table:formula="oooc:=SUM([.C5:.G5])" office:value-type="float" office:value="262">
            <text:p>262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ooc:=SUM([.J5:.N5])" office:value-type="float" office:value="33">
            <text:p>3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/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table:formula="oooc:=SUM([.C6:.G6])" office:value-type="float" office:value="323">
            <text:p>323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ooc:=SUM([.J6:.N6])" office:value-type="float" office:value="52">
            <text:p>5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/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table:formula="oooc:=SUM([.C7:.G7])" office:value-type="float" office:value="259">
            <text:p>259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ooc:=SUM([.J7:.N7])" office:value-type="float" office:value="20">
            <text:p>2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table:formula="oooc:=SUM([.C8:.G8])" office:value-type="float" office:value="332">
            <text:p>332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ooc:=SUM([.J8:.N8])" office:value-type="float" office:value="35">
            <text:p>3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table:formula="oooc:=SUM([.C9:.G9])" office:value-type="float" office:value="265">
            <text:p>265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ooc:=SUM([.J9:.N9])" office:value-type="float" office:value="25">
            <text:p>25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table:formula="oooc:=SUM([.C10:.G10])" office:value-type="float" office:value="212">
            <text:p>21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SUM([.J10:.N10])" office:value-type="float" office:value="28">
            <text:p>2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table:formula="oooc:=SUM([.C11:.G11])" office:value-type="float" office:value="128">
            <text:p>128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ooc:=SUM([.J11:.N11])" office:value-type="float" office:value="8">
            <text:p>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ooc:=SUM([.C12:.G12])" office:value-type="float" office:value="12">
            <text:p>12</text:p>
          </table:table-cell>
          <table:table-cell table:number-columns-repeated="6"/>
          <table:table-cell table:formula="oooc:=SUM([.J12:.N12])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4:.C12])" office:value-type="float" office:value="265">
            <text:p>265</text:p>
          </table:table-cell>
          <table:table-cell table:formula="oooc:=SUM([.D4:.D12])" office:value-type="float" office:value="320">
            <text:p>320</text:p>
          </table:table-cell>
          <table:table-cell table:formula="oooc:=SUM([.E4:.E12])" office:value-type="float" office:value="548">
            <text:p>548</text:p>
          </table:table-cell>
          <table:table-cell table:formula="oooc:=SUM([.F4:.F12])" office:value-type="float" office:value="883">
            <text:p>883</text:p>
          </table:table-cell>
          <table:table-cell table:formula="oooc:=SUM([.G4:.G12])" office:value-type="float" office:value="93">
            <text:p>93</text:p>
          </table:table-cell>
          <table:table-cell table:formula="oooc:=SUM([.H4:.H12])" office:value-type="float" office:value="2109">
            <text:p>2109</text:p>
          </table:table-cell>
          <table:table-cell/>
          <table:table-cell table:formula="oooc:=SUM([.J4:.J12])" office:value-type="float" office:value="24">
            <text:p>24</text:p>
          </table:table-cell>
          <table:table-cell table:formula="oooc:=SUM([.K4:.K12])" office:value-type="float" office:value="58">
            <text:p>58</text:p>
          </table:table-cell>
          <table:table-cell table:formula="oooc:=SUM([.L4:.L12])" office:value-type="float" office:value="87">
            <text:p>87</text:p>
          </table:table-cell>
          <table:table-cell table:formula="oooc:=SUM([.M4:.M12])" office:value-type="float" office:value="65">
            <text:p>65</text:p>
          </table:table-cell>
          <table:table-cell table:formula="oooc:=SUM([.N4:.N12])" office:value-type="float" office:value="16">
            <text:p>16</text:p>
          </table:table-cell>
          <table:table-cell table:formula="oooc:=SUM([.O4:.O12])" office:value-type="float" office:value="250">
            <text:p>25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B – second audit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ooc:=SUM([.C16:.G16])" office:value-type="float" office:value="38">
            <text:p>3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ooc:=SUM([.J16:.N16])" office:value-type="float" office:value="6">
            <text:p>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formula="oooc:=SUM([.C17:.G17])" office:value-type="float" office:value="31">
            <text:p>3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ooc:=SUM([.J17:.N17])" office:value-type="float" office:value="1">
            <text:p>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/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ooc:=SUM([.C18:.G18])" office:value-type="float" office:value="42">
            <text:p>4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ooc:=SUM([.J18:.N18])" office:value-type="float" office:value="2">
            <text:p>2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ooc:=SUM([.C19:.G19])" office:value-type="float" office:value="24">
            <text:p>2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ooc:=SUM([.J19:.N19])" office:value-type="float" office:value="1">
            <text:p>1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ooc:=SUM([.C20:.G20])" office:value-type="float" office:value="35">
            <text:p>3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ooc:=SUM([.J20:.N20])" office:value-type="float" office:value="1">
            <text:p>1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ooc:=SUM([.C21:.G21])" office:value-type="float" office:value="20">
            <text:p>2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formula="oooc:=SUM([.J21:.N21])" office:value-type="float" office:value="3">
            <text:p>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table:formula="oooc:=SUM([.C22:.G22])" office:value-type="float" office:value="23">
            <text:p>23</text:p>
          </table:table-cell>
          <table:table-cell table:number-columns-repeated="6"/>
          <table:table-cell table:formula="oooc:=SUM([.J22:.N22])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ooc:=SUM([.C23:.G23])" office:value-type="float" office:value="7">
            <text:p>7</text:p>
          </table:table-cell>
          <table:table-cell table:number-columns-repeated="6"/>
          <table:table-cell table:formula="oooc:=SUM([.J23:.N23])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ooc:=SUM([.C24:.G24])" office:value-type="float" office:value="1">
            <text:p>1</text:p>
          </table:table-cell>
          <table:table-cell table:number-columns-repeated="6"/>
          <table:table-cell table:formula="oooc:=SUM([.J24:.N24])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6:.C24])" office:value-type="float" office:value="41">
            <text:p>41</text:p>
          </table:table-cell>
          <table:table-cell table:formula="oooc:=SUM([.D16:.D24])" office:value-type="float" office:value="35">
            <text:p>35</text:p>
          </table:table-cell>
          <table:table-cell table:formula="oooc:=SUM([.E16:.E24])" office:value-type="float" office:value="38">
            <text:p>38</text:p>
          </table:table-cell>
          <table:table-cell table:formula="oooc:=SUM([.F16:.F24])" office:value-type="float" office:value="94">
            <text:p>94</text:p>
          </table:table-cell>
          <table:table-cell table:formula="oooc:=SUM([.G16:.G24])" office:value-type="float" office:value="13">
            <text:p>13</text:p>
          </table:table-cell>
          <table:table-cell table:formula="oooc:=SUM([.H16:.H24])" office:value-type="float" office:value="221">
            <text:p>221</text:p>
          </table:table-cell>
          <table:table-cell/>
          <table:table-cell table:formula="oooc:=SUM([.J16:.J24])" office:value-type="float" office:value="7">
            <text:p>7</text:p>
          </table:table-cell>
          <table:table-cell table:formula="oooc:=SUM([.K16:.K24])" office:value-type="float" office:value="6">
            <text:p>6</text:p>
          </table:table-cell>
          <table:table-cell table:formula="oooc:=SUM([.L16:.L24])" office:value-type="float" office:value="1">
            <text:p>1</text:p>
          </table:table-cell>
          <table:table-cell table:formula="oooc:=SUM([.M16:.M24])" office:value-type="float" office:value="0">
            <text:p>0</text:p>
          </table:table-cell>
          <table:table-cell table:formula="oooc:=SUM([.N16:.N24])" office:value-type="float" office:value="0">
            <text:p>0</text:p>
          </table:table-cell>
          <table:table-cell table:formula="oooc:=SUM([.O16:.O24])" office:value-type="float" office:value="14">
            <text:p>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 – third audit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table:number-columns-repeated="2"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N – new model house (EGNH)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6"/>
          <table:table-cell table:formula="oooc:=SUM([.C30:.G30])" office:value-type="float" office:value="0">
            <text:p>0</text:p>
          </table:table-cell>
          <table:table-cell table:number-columns-repeated="6"/>
          <table:table-cell table:formula="oooc:=SUM([.J30:.N30])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6"/>
          <table:table-cell table:formula="oooc:=SUM([.C31:.G31])" office:value-type="float" office:value="0">
            <text:p>0</text:p>
          </table:table-cell>
          <table:table-cell table:number-columns-repeated="6"/>
          <table:table-cell table:formula="oooc:=SUM([.J31:.N31])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6"/>
          <table:table-cell table:formula="oooc:=SUM([.C32:.G32])" office:value-type="float" office:value="0">
            <text:p>0</text:p>
          </table:table-cell>
          <table:table-cell table:number-columns-repeated="6"/>
          <table:table-cell table:formula="oooc:=SUM([.J32:.N32])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6"/>
          <table:table-cell table:formula="oooc:=SUM([.C33:.G33])" office:value-type="float" office:value="0">
            <text:p>0</text:p>
          </table:table-cell>
          <table:table-cell table:number-columns-repeated="6"/>
          <table:table-cell table:formula="oooc:=SUM([.J33:.N33])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6"/>
          <table:table-cell table:formula="oooc:=SUM([.C34:.G34])" office:value-type="float" office:value="0">
            <text:p>0</text:p>
          </table:table-cell>
          <table:table-cell table:number-columns-repeated="6"/>
          <table:table-cell table:formula="oooc:=SUM([.J34:.N34])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table:formula="oooc:=SUM([.C35:.G35])" office:value-type="float" office:value="9">
            <text:p>9</text:p>
          </table:table-cell>
          <table:table-cell table:number-columns-repeated="6"/>
          <table:table-cell table:formula="oooc:=SUM([.J35:.N35])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/>
          <table:table-cell table:formula="oooc:=SUM([.C36:.G36])" office:value-type="float" office:value="362">
            <text:p>362</text:p>
          </table:table-cell>
          <table:table-cell table:number-columns-repeated="6"/>
          <table:table-cell table:formula="oooc:=SUM([.J36:.N36])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table:formula="oooc:=SUM([.C37:.G37])" office:value-type="float" office:value="400">
            <text:p>400</text:p>
          </table:table-cell>
          <table:table-cell table:number-columns-repeated="6"/>
          <table:table-cell table:formula="oooc:=SUM([.J37:.N37])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/>
          <table:table-cell office:value-type="float" office:value="223">
            <text:p>223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/>
          <table:table-cell table:formula="oooc:=SUM([.C38:.G38])" office:value-type="float" office:value="353">
            <text:p>353</text:p>
          </table:table-cell>
          <table:table-cell table:number-columns-repeated="6"/>
          <table:table-cell table:formula="oooc:=SUM([.J38:.N38])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30:.C38])" office:value-type="float" office:value="240">
            <text:p>240</text:p>
          </table:table-cell>
          <table:table-cell table:formula="oooc:=SUM([.D30:.D38])" office:value-type="float" office:value="552">
            <text:p>552</text:p>
          </table:table-cell>
          <table:table-cell table:formula="oooc:=SUM([.E30:.E38])" office:value-type="float" office:value="187">
            <text:p>187</text:p>
          </table:table-cell>
          <table:table-cell table:formula="oooc:=SUM([.F30:.F38])" office:value-type="float" office:value="143">
            <text:p>143</text:p>
          </table:table-cell>
          <table:table-cell table:formula="oooc:=SUM([.G30:.G38])" office:value-type="float" office:value="2">
            <text:p>2</text:p>
          </table:table-cell>
          <table:table-cell table:formula="oooc:=SUM([.H30:.H38])" office:value-type="float" office:value="1124">
            <text:p>1124</text:p>
          </table:table-cell>
          <table:table-cell/>
          <table:table-cell table:formula="oooc:=SUM([.J30:.J38])" office:value-type="float" office:value="0">
            <text:p>0</text:p>
          </table:table-cell>
          <table:table-cell table:formula="oooc:=SUM([.K30:.K38])" office:value-type="float" office:value="0">
            <text:p>0</text:p>
          </table:table-cell>
          <table:table-cell table:formula="oooc:=SUM([.L30:.L38])" office:value-type="float" office:value="0">
            <text:p>0</text:p>
          </table:table-cell>
          <table:table-cell table:formula="oooc:=SUM([.M30:.M38])" office:value-type="float" office:value="0">
            <text:p>0</text:p>
          </table:table-cell>
          <table:table-cell table:formula="oooc:=SUM([.N30:.N38])" office:value-type="float" office:value="0">
            <text:p>0</text:p>
          </table:table-cell>
          <table:table-cell table:formula="oooc:=SUM([.O30:.O38])" office:value-type="float" office:value="0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U – post evaluation model (as built)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  <table:table-cell/>
          <table:table-cell office:value-type="string">
            <text:p>AT</text:p>
          </table:table-cell>
          <table:table-cell office:value-type="string">
            <text:p>QC</text:p>
          </table:table-cell>
          <table:table-cell office:value-type="string">
            <text:p>OT</text:p>
          </table:table-cell>
          <table:table-cell office:value-type="string">
            <text:p>PR</text:p>
          </table:table-cell>
          <table:table-cell office:value-type="string">
            <text:p>BC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number-columns-repeated="6"/>
          <table:table-cell table:formula="oooc:=SUM([.C42:.G42])" office:value-type="float" office:value="0">
            <text:p>0</text:p>
          </table:table-cell>
          <table:table-cell table:number-columns-repeated="6"/>
          <table:table-cell table:formula="oooc:=SUM([.J42:.N42])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number-columns-repeated="6"/>
          <table:table-cell table:formula="oooc:=SUM([.C43:.G43])" office:value-type="float" office:value="0">
            <text:p>0</text:p>
          </table:table-cell>
          <table:table-cell table:number-columns-repeated="6"/>
          <table:table-cell table:formula="oooc:=SUM([.J43:.N43])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number-columns-repeated="6"/>
          <table:table-cell table:formula="oooc:=SUM([.C44:.G44])" office:value-type="float" office:value="0">
            <text:p>0</text:p>
          </table:table-cell>
          <table:table-cell table:number-columns-repeated="6"/>
          <table:table-cell table:formula="oooc:=SUM([.J44:.N44])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number-columns-repeated="6"/>
          <table:table-cell table:formula="oooc:=SUM([.C45:.G45])" office:value-type="float" office:value="0">
            <text:p>0</text:p>
          </table:table-cell>
          <table:table-cell table:number-columns-repeated="6"/>
          <table:table-cell table:formula="oooc:=SUM([.J45:.N45])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number-columns-repeated="6"/>
          <table:table-cell table:formula="oooc:=SUM([.C46:.G46])" office:value-type="float" office:value="0">
            <text:p>0</text:p>
          </table:table-cell>
          <table:table-cell table:number-columns-repeated="6"/>
          <table:table-cell table:formula="oooc:=SUM([.J46:.N46])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6"/>
          <table:table-cell table:formula="oooc:=SUM([.C47:.G47])" office:value-type="float" office:value="0">
            <text:p>0</text:p>
          </table:table-cell>
          <table:table-cell table:number-columns-repeated="6"/>
          <table:table-cell table:formula="oooc:=SUM([.J47:.N47])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ooc:=SUM([.C48:.G48])" office:value-type="float" office:value="1">
            <text:p>1</text:p>
          </table:table-cell>
          <table:table-cell table:number-columns-repeated="6"/>
          <table:table-cell table:formula="oooc:=SUM([.J48:.N48])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ooc:=SUM([.C49:.G49])" office:value-type="float" office:value="1">
            <text:p>1</text:p>
          </table:table-cell>
          <table:table-cell table:number-columns-repeated="6"/>
          <table:table-cell table:formula="oooc:=SUM([.J49:.N49])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number-columns-repeated="6"/>
          <table:table-cell table:formula="oooc:=SUM([.C50:.G50])" office:value-type="float" office:value="0">
            <text:p>0</text:p>
          </table:table-cell>
          <table:table-cell table:number-columns-repeated="6"/>
          <table:table-cell table:formula="oooc:=SUM([.J50:.N50])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42:.C50])" office:value-type="float" office:value="2">
            <text:p>2</text:p>
          </table:table-cell>
          <table:table-cell table:formula="oooc:=SUM([.D42:.D50])" office:value-type="float" office:value="0">
            <text:p>0</text:p>
          </table:table-cell>
          <table:table-cell table:formula="oooc:=SUM([.E42:.E50])" office:value-type="float" office:value="0">
            <text:p>0</text:p>
          </table:table-cell>
          <table:table-cell table:formula="oooc:=SUM([.F42:.F50])" office:value-type="float" office:value="0">
            <text:p>0</text:p>
          </table:table-cell>
          <table:table-cell table:formula="oooc:=SUM([.G42:.G50])" office:value-type="float" office:value="0">
            <text:p>0</text:p>
          </table:table-cell>
          <table:table-cell table:formula="oooc:=SUM([.H42:.H50])" office:value-type="float" office:value="2">
            <text:p>2</text:p>
          </table:table-cell>
          <table:table-cell/>
          <table:table-cell table:formula="oooc:=SUM([.J42:.J50])" office:value-type="float" office:value="0">
            <text:p>0</text:p>
          </table:table-cell>
          <table:table-cell table:formula="oooc:=SUM([.K42:.K50])" office:value-type="float" office:value="0">
            <text:p>0</text:p>
          </table:table-cell>
          <table:table-cell table:formula="oooc:=SUM([.L42:.L50])" office:value-type="float" office:value="0">
            <text:p>0</text:p>
          </table:table-cell>
          <table:table-cell table:formula="oooc:=SUM([.M42:.M50])" office:value-type="float" office:value="0">
            <text:p>0</text:p>
          </table:table-cell>
          <table:table-cell table:formula="oooc:=SUM([.N42:.N50])" office:value-type="float" office:value="0">
            <text:p>0</text:p>
          </table:table-cell>
          <table:table-cell table:formula="oooc:=SUM([.O42:.O50])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7">07/11/2008</text:date>, <text:time>16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79"/>
  </office:meta>
</office:document-meta>
</file>